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6.738cm"/>
    </style:style>
    <style:style style:name="co14"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23" style:family="table-column">
      <style:table-column-properties fo:break-before="auto" style:column-width="6.69cm"/>
    </style:style>
    <style:style style:name="co24" style:family="table-column">
      <style:table-column-properties fo:break-before="auto" style:column-width="15.697cm"/>
    </style:style>
    <style:style style:name="ro5"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number-rows-repeated="65506">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23" table:default-cell-style-name="Default"/>
        <table:table-column table:style-name="co24"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9"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9"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9"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9"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2">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1">21/12/2010</text:date>, <text:time>11:51: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2-21T11:51:40</dc:date>
    <dc:creator>Dark God</dc:creator>
    <meta:editing-duration>PT85H22M28S</meta:editing-duration>
    <meta:editing-cycles>172</meta:editing-cycles>
    <meta:generator>OpenOffice.org/3.2$Unix OpenOffice.org_project/320m12$Build-9483</meta:generator>
    <meta:document-statistic meta:table-count="6" meta:cell-count="540" meta:object-count="0"/>
    <meta:user-defined meta:name="Info 1"/>
    <meta:user-defined meta:name="Info 2"/>
    <meta:user-defined meta:name="Info 3"/>
    <meta:user-defined meta:name="Info 4"/>
  </office:meta>
</office:document-meta>
</file>